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P4" style:family="paragraph" style:parent-style-name="Standard">
      <style:text-properties fo:font-weight="normal" officeooo:rsid="0016beb5" officeooo:paragraph-rsid="0016beb5" style:font-weight-asian="normal" style:font-weight-complex="normal"/>
    </style:style>
    <style:style style:name="P5" style:family="paragraph" style:parent-style-name="Standard">
      <style:text-properties fo:font-weight="bold" officeooo:rsid="000f8a7c" officeooo:paragraph-rsid="000f8a7c" style:font-weight-asian="bold" style:font-weight-complex="bold"/>
    </style:style>
    <style:style style:name="P6" style:family="paragraph" style:parent-style-name="Standard">
      <style:text-properties fo:font-weight="bold" officeooo:rsid="001c085f" officeooo:paragraph-rsid="001c085f" style:font-weight-asian="bold" style:font-weight-complex="bold"/>
    </style:style>
    <style:style style:name="P7" style:family="paragraph" style:parent-style-name="Standard">
      <style:text-properties fo:font-weight="normal" officeooo:rsid="001c085f" officeooo:paragraph-rsid="001c085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8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2">.</text:span></text:p>
      <text:p text:style-name="P1"><text:span text:style-name="T2">Durante la registrazione bisognerà crearsi un </text:span><text:span text:style-name="T1">utente</text:span><text:span text:style-name="T2"> che sarà associato ad una </text:span><text:span text:style-name="T1">persona</text:span><text:span text:style-name="T2">. </text:span></text:p>
      <text:p text:style-name="P1"><text:span text:style-name="T2">Questa persona avrà un </text:span><text:span text:style-name="T1">ruolo</text:span><text:span text:style-name="T2"> e farà parte di un </text:span><text:span text:style-name="T1">gruppo</text:span><text:span text:style-name="T2">.</text:span></text:p>
      <text:p text:style-name="P1"><text:span text:style-name="T2"/></text:p>
      <text:p text:style-name="P1"><text:span text:style-name="T2">In questo modo potrà creare delle </text:span><text:span text:style-name="T1">Proprietà (Appartamento, Edificio, Villa, Ufficio, Terreno,..).<text:line-break/></text:span><text:span text:style-name="T2">Ogni proprietà avrà delle informazioni, alcune comuni e altre no.</text:span></text:p>
      <text:p text:style-name="P1"><text:span text:style-name="T2"/></text:p>
      <text:p text:style-name="P1"><text:span text:style-name="T2">A questo punto per ogni proprietà si potranno creare delle stanze, assegnando una destinazione d’uso. </text:span><text:span text:style-name="T3">Creare una stanza fittizia per quei prodotti che si usano ovunque.</text:span></text:p>
      <text:p text:style-name="P1"><text:span text:style-name="T2"/></text:p>
      <text:p text:style-name="P1"><text:span text:style-name="T2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  <text:p text:style-name="P3"/>
      <text:p text:style-name="Standard">Più <text:span text:style-name="T1">persone</text:span> possono poter inserire e gestire più <text:span text:style-name="T1">proprietà</text:span>, ovviamente a seconda dei <text:span text:style-name="T1">permessi</text:span></text:p>
      <text:p text:style-name="Standard"><text:span text:style-name="T1"/></text:p>
      <text:p text:style-name="P4">Creare anche tabelle <text:span text:style-name="T1">Continenti</text:span>, <text:span text:style-name="T1">Stati</text:span>, <text:span text:style-name="T1">Province</text:span>, <text:span text:style-name="T1">Città</text:span>, <text:span text:style-name="T1">Regioni</text:span></text:p>
      <text:p text:style-name="Standard"><text:span text:style-name="T1"/></text:p>
      <text:p text:style-name="Standard"><text:span text:style-name="T1"/></text:p>
      <text:p text:style-name="P5">IL TUTTO VA COSTRUITO IN INGLESE, CLASSI, TABELLE, INSOMMA TUTTO</text:p>
      <text:p text:style-name="P5"/>
      <text:p text:style-name="P6">N.B.</text:p>
      <text:p text:style-name="P7">Sviluppare un controllo intelligente per:<text:line-break/>usare le tabelle, ogni tabella inizierà con <text:span text:style-name="T1">lmga_ </text:span>fare in modo che questa stringa venga inserita dalla libreria.</text:p>
      <text:p text:style-name="P7">Vedere se creare un file css per classe o meglio uno unico, stando attenti allo stile che si darà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9T15:18:18.475069449</dc:date>
    <meta:editing-duration>PT9H34M39S</meta:editing-duration>
    <meta:editing-cycles>6</meta:editing-cycles>
    <meta:document-statistic meta:table-count="0" meta:image-count="0" meta:object-count="0" meta:page-count="1" meta:paragraph-count="17" meta:word-count="254" meta:character-count="1550" meta:non-whitespace-character-count="1311"/>
  </office:meta>
</office:document-meta>
</file>